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The Hitchhiker's Guide to Online Anonymity</text:p>
      <text:p text:style-name="Text_20_body">Donations to support this project are welcome as the funding of this project is limited. Those donations are mainly used to pay for Tor onion hosting (VPS), mail hosting, domain name registration, and to maintain/run Tor exit nodes. <text:span text:style-name="T1">No profit is ever being made</text:span>. All donations and spendings are being logged here below for transparency.</text:p>
      <text:p text:style-name="Text_20_body"><text:span text:style-name="T1">The donation address has changed due to recent unfortunate events. Please wait for a new donation address to be provided before donating.</text:span></text:p>
      <text:p text:style-name="Text_20_body"><text:span text:style-name="T2">Current donation goals:</text:span></text:p>
      <text:list text:style-name="L1">
        <text:list-item>
          <text:p text:style-name="P1">Maintenance for the Tor Exit Nodes, see them here: <text:a xlink:type="simple" xlink:href="https://metrics.torproject.org/rs.html#search/family:970814F267BF3DE9DFF2A0F8D4019F80C68AEE26" office:name=""><text:span text:style-name="Definition">https://metrics.torproject.org/rs.html#search/family:970814F267BF3DE9DFF2A0F8D4019F80C68AEE26</text:span></text:a></text:p>
        </text:list-item>
        <text:list-item>
          <text:p text:style-name="P1">Move the Tor .onion hosting on a different cheaper VPS by April 1st, 2022, and extend hosting for 2 more years.</text:p>
        </text:list-item>
        <text:list-item>
          <text:p text:style-name="P1">Set-up more Tor Exit nodes if funding allows it.</text:p>
        </text:list-item>
        <text:list-item>
          <text:p text:style-name="P1">Open to new suggestions for new possibilities if funding allows it.</text:p>
        </text:list-item>
      </text:list>
      <text:p text:style-name="First_20_paragraph"><text:span text:style-name="T1">Donate anonymously using Monero (XMR):</text:span></text:p>
      <text:p text:style-name="Text_20_body">Here is the address:</text:p>
      <text:list text:style-name="L2">
        <text:list-item>
          <text:p text:style-name="P2"><text:span text:style-name="T2">The donation address has changed due to unfortunate recent events</text:span></text:p>
        </text:list-item>
      </text:list>
      <text:p text:style-name="First_20_paragraph"><text:span text:style-name="T1">Donate using Bitcoin (BTC):</text:span></text:p>
      <text:p text:style-name="Text_20_body">Here are the addresses:</text:p>
      <text:list text:style-name="L3">
        <text:list-item>
          <text:p text:style-name="P3">SegWit address: <text:span text:style-name="T2">The donation address has changed due to unfortunate recent events</text:span></text:p>
        </text:list-item>
        <text:list-item>
          <text:p text:style-name="P3">Legacy address: <text:span text:style-name="T2">The donation address has changed due to unfortunate recent events</text:span></text:p>
        </text:list-item>
      </text:list>
      <text:p text:style-name="First_20_paragraph"><text:span text:style-name="T1">Thank you for any contribution. All donations will be mentioned within this file.</text:span></text:p>
      <text:p text:style-name="Text_20_body">Donations log (UTC date/time):</text:p>
      <text:list text:style-name="L4">
        <text:list-item>
          <text:p text:style-name="P4">2021-02-06 16:48: 0.1 XMR</text:p>
        </text:list-item>
        <text:list-item>
          <text:p text:style-name="P4">2021-03-15 00:09: 1.24869 mBTC</text:p>
        </text:list-item>
        <text:list-item>
          <text:p text:style-name="P4">2021-03-15 08:41: 0.07896 mBTC</text:p>
        </text:list-item>
        <text:list-item>
          <text:p text:style-name="P4">2021-03-31 16:28: 1 XMR (Special thanks for this very generous donation)</text:p>
        </text:list-item>
        <text:list-item>
          <text:p text:style-name="P4">2021-04-03 22:31: 0.5 XMR (Special thanks for this very generous donation)</text:p>
        </text:list-item>
        <text:list-item>
          <text:p text:style-name="P4">2021-05-07 06:22: 0.010433355105 XMR</text:p>
        </text:list-item>
        <text:list-item>
          <text:p text:style-name="P4">2021-06-16 03:05: 0.03 XMR</text:p>
        </text:list-item>
        <text:list-item>
          <text:p text:style-name="P4">2021-06-27 18:39: 0.05 XMR</text:p>
        </text:list-item>
        <text:list-item>
          <text:p text:style-name="P4">2021-07-12 07:24: 0.02 XMR</text:p>
        </text:list-item>
        <text:list-item>
          <text:p text:style-name="P4">2021-07-16 14:31: 0.1 mBTC</text:p>
        </text:list-item>
        <text:list-item>
          <text:p text:style-name="P4">2021-07-20 21:01: 0.058981 XMR</text:p>
        </text:list-item>
        <text:list-item>
          <text:p text:style-name="P4">2021-07-24 15:16: 0.000000000001 XMR</text:p>
        </text:list-item>
        <text:list-item>
          <text:p text:style-name="P4">2021-07-25 02:37: 0.000000000001 XMR</text:p>
        </text:list-item>
        <text:list-item>
          <text:p text:style-name="P4">2021-08-03 00:17: 0.04119191113 XMR</text:p>
        </text:list-item>
        <text:list-item>
          <text:p text:style-name="P4">2021-08-07 15:05: 0.206328241262 XMR</text:p>
        </text:list-item>
        <text:list-item>
          <text:p text:style-name="P4">2021-08-10 11:42: 0.21 mBTC</text:p>
        </text:list-item>
        <text:list-item>
          <text:p text:style-name="P4">2021-08-13 00:25: 0.25 XMR</text:p>
        </text:list-item>
        <text:list-item>
          <text:p text:style-name="P4">2021-08-14 04:58: 0.25588 mBTC</text:p>
        </text:list-item>
        <text:list-item>
          <text:p text:style-name="P4">2021-08-30 17:32: 0.000000000001 XMR</text:p>
        </text:list-item>
        <text:list-item>
          <text:p text:style-name="P4">2021-09-17 14:34: 0.018 XMR</text:p>
        </text:list-item>
        <text:list-item>
          <text:p text:style-name="P4">2021-10-01 06:23: 0.000000002137 XMR</text:p>
        </text:list-item>
        <text:list-item>
          <text:p text:style-name="P4">2021-10-02 19:16: 1 XMR (Special thanks for this very generous donation)</text:p>
        </text:list-item>
        <text:list-item>
          <text:p text:style-name="P4">2021-10-17 15:40: 0.02 XMR</text:p>
        </text:list-item>
        <text:list-item>
          <text:p text:style-name="P4">2021-10-18 16:06: 0.1958 XMR</text:p>
        </text:list-item>
        <text:list-item>
          <text:p text:style-name="P4">2021-11-12 20:42: 0.02 XMR</text:p>
        </text:list-item>
        <text:list-item>
          <text:p text:style-name="P4">2021-11-14 18:28: 0.018 XMR</text:p>
        </text:list-item>
        <text:list-item>
          <text:p text:style-name="P4">2021-12-03 21:38: 0.10134722595 XMR</text:p>
        </text:list-item>
        <text:list-item>
          <text:p text:style-name="P4">2021-12-16 01:16: 1 XMR (Special thanks for this very generous donation)</text:p>
        </text:list-item>
        <text:list-item>
          <text:p text:style-name="P4">2021-12-16 18:06: 0.017 XMR</text:p>
        </text:list-item>
        <text:list-item>
          <text:p text:style-name="P4">2022-01-09 17:54: 0.045918219893 XMR</text:p>
        </text:list-item>
      </text:list>
      <text:p text:style-name="First_20_paragraph">Total Monero donations received: <text:span text:style-name="T1">4.665926880358 XMR</text:span> Total Bitcoin donations received: <text:span text:style-name="T1">1.89353 mBTC</text:span></text:p>
      <text:p text:style-name="Text_20_body">Spendings log (UTC date):</text:p>
      <text:list text:style-name="L5">
        <text:list-item>
          <text:p text:style-name="P5">2021-03-12: 0.08181086 XMR (+fees) for domain anonymousplanet.org (1 year)</text:p>
        </text:list-item>
        <text:list-item>
          <text:p text:style-name="P5">2021-03-16: 1.20179 mBTC (+fees) for domain anonymousplanet.org renewal (extension 3 years totalling 4 years)</text:p>
        </text:list-item>
        <text:list-item>
          <text:p text:style-name="P5">2021-04-01: 0.8317 XMR (+fees) for basic VPS for Tor Mirror hosting</text:p>
        </text:list-item>
        <text:list-item>
          <text:p text:style-name="P5">2021-04-05: 0.99367 mBTC (+fees +exchange from XMR to BTC) for Mail Hosting (1 year)</text:p>
        </text:list-item>
        <text:list-item>
          <text:p text:style-name="P5">2021-04-13: 0.71895 mBTC (+fees +exchange from XMR to BTC) for Mail Hosting (extension to 2 years)</text:p>
        </text:list-item>
        <text:list-item>
          <text:p text:style-name="P5">2021-04-25: 0.02892 mBTC (Wallet to Wallet transfer fee)</text:p>
        </text:list-item>
        <text:list-item>
          <text:p text:style-name="P5">2021-07-13: 0.78463 mBTC (+fees +exchange from BTC to XMR) for consoliation</text:p>
        </text:list-item>
        <text:list-item>
          <text:p text:style-name="P5">2021-07-13: 0.067261698061 XMR (+fees) for a Tor Exit Node (01) Hosting (3 months)</text:p>
        </text:list-item>
        <text:list-item>
          <text:p text:style-name="P5">2021-07-15: 0.151959953047 XMR (+fees) for a Tor Exit Node (02) Hosting (6 months)</text:p>
        </text:list-item>
        <text:list-item>
          <text:p text:style-name="P5">2021-08-16: 0.253331471239 XMR (+fees) for a Tor Exit Node (03) Hosting (12 months)</text:p>
        </text:list-item>
        <text:list-item>
          <text:p text:style-name="P5">2021-08-18: AtomicSwap conversion from remaining mBTC (-0.56588) to XMR (+0.081904862179)</text:p>
        </text:list-item>
        <text:list-item>
          <text:p text:style-name="P5">2021-08-19: 0.0644 XMR (+fees) for Mail Hosting extension</text:p>
        </text:list-item>
        <text:list-item>
          <text:p text:style-name="P5">2021-09-18: 0.246971511836 XMR (+fees) for renewal 1 year of Tor Exit Node 01</text:p>
        </text:list-item>
        <text:list-item>
          <text:p text:style-name="P5">2021-10-04: 0.26954 XMR (+fees) for securing the anonymousplanet.org domain name until 2029</text:p>
        </text:list-item>
        <text:list-item>
          <text:p text:style-name="P5">2021-10-06: 0.236073464623 XMR (+fees) for a Tor Exit Node (04) Hosting (12 months)</text:p>
        </text:list-item>
        <text:list-item>
          <text:p text:style-name="P5">2021-10-18: 0.01952 XMR (+fees) for testing a new VPS hosting provider (Privex.io) for one month</text:p>
        </text:list-item>
        <text:list-item>
          <text:p text:style-name="P5">2021-10-30: 0.240787814495 XMR (+fees) for a Synapse Hosting VPS (12 months) with bots to help grow the community. This is a test program that will be converted into a Tor Exit Node in case of failure</text:p>
        </text:list-item>
        <text:list-item>
          <text:p text:style-name="P5">2022-01-01: 0.28055816111 XMR (+fees) for renewal 1 year of Tor Exit Node 02</text:p>
        </text:list-item>
      </text:list>
      <text:p text:style-name="First_20_paragraph">Total Monero remaining: <text:span text:style-name="T1">1.426042793248 XMR</text:span> Total Bitcoin remaining: <text:span text:style-name="T1">0 mB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4-01T10:05:09Z</meta:creation-date>
    <dc:date>2022-04-01T10:05:09Z</dc:date>
  </office:meta>
</office:document-meta>
</file>